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omic Sans MS" svg:font-family="'Comic Sans MS'"/>
    <style:font-face style:name="Courier New" svg:font-family="'Courier New'"/>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6.99cm" table:align="left"/>
    </style:style>
    <style:style style:name="Tableau1.A" style:family="table-column">
      <style:table-column-properties style:column-width="2.05cm"/>
    </style:style>
    <style:style style:name="Tableau1.B" style:family="table-column">
      <style:table-column-properties style:column-width="14.94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6.99cm" table:align="left"/>
    </style:style>
    <style:style style:name="Tableau2.A" style:family="table-column">
      <style:table-column-properties style:column-width="2.023cm"/>
    </style:style>
    <style:style style:name="Tableau2.B" style:family="table-column">
      <style:table-column-properties style:column-width="14.96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6.99cm" table:align="left"/>
    </style:style>
    <style:style style:name="Tableau3.A" style:family="table-column">
      <style:table-column-properties style:column-width="2.023cm"/>
    </style:style>
    <style:style style:name="Tableau3.B" style:family="table-column">
      <style:table-column-properties style:column-width="14.967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99cm" table:align="left"/>
    </style:style>
    <style:style style:name="Tableau4.A" style:family="table-column">
      <style:table-column-properties style:column-width="2.023cm"/>
    </style:style>
    <style:style style:name="Tableau4.B" style:family="table-column">
      <style:table-column-properties style:column-width="14.967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color="#000080"/>
    </style:style>
    <style:style style:name="P2" style:family="paragraph" style:parent-style-name="Text_20_body">
      <style:text-properties fo:color="#000080" style:font-name="Comic Sans MS" fo:font-size="10pt"/>
    </style:style>
    <style:style style:name="P3" style:family="paragraph" style:parent-style-name="Text_20_body">
      <style:text-properties fo:color="#000080" style:font-name="Comic Sans MS" fo:font-size="10pt" fo:font-weight="bold"/>
    </style:style>
    <style:style style:name="P4" style:family="paragraph" style:parent-style-name="Text_20_body">
      <style:paragraph-properties fo:margin-top="0cm" fo:margin-bottom="0.423cm"/>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1.27cm" fo:margin-right="0cm" fo:text-indent="0cm" style:auto-text-indent="false"/>
    </style:style>
    <style:style style:name="P7" style:family="paragraph" style:parent-style-name="Table_20_Contents">
      <style:text-properties fo:color="#000080" style:font-name="Comic Sans MS" fo:font-size="10pt" fo:font-weight="bold"/>
    </style:style>
    <style:style style:name="P8" style:family="paragraph" style:parent-style-name="Text_20_body">
      <style:text-properties fo:color="#000080" style:font-name="Comic Sans MS" fo:font-size="10pt" fo:font-weight="bold"/>
    </style:style>
    <style:style style:name="T1" style:family="text">
      <style:text-properties fo:color="#000080"/>
    </style:style>
    <style:style style:name="T2" style:family="text">
      <style:text-properties fo:color="#000080" style:font-name="Comic Sans MS"/>
    </style:style>
    <style:style style:name="T3" style:family="text">
      <style:text-properties fo:color="#000080" style:font-name="Comic Sans MS" fo:font-size="10pt"/>
    </style:style>
    <style:style style:name="T4" style:family="text">
      <style:text-properties fo:color="#000080" style:font-name="Arial"/>
    </style:style>
    <style:style style:name="T5" style:family="text">
      <style:text-properties style:font-name="Comic Sans MS" fo:font-size="10pt"/>
    </style:style>
    <style:style style:name="T6" style:family="text">
      <style:text-properties fo:font-variant="normal" fo:text-transform="none" fo:color="#000080" style:font-name="Comic Sans MS" fo:font-size="10pt"/>
    </style:style>
    <style:style style:name="T7" style:family="text">
      <style:text-properties fo:font-variant="normal" fo:text-transform="none" fo:color="#ffffcc" style:font-name="Courier New" fo:font-size="10pt"/>
    </style:style>
    <style:style style:name="T8" style:family="text">
      <style:text-properties fo:color="#ffffcc" style:font-name="Courier New" fo:font-size="10pt"/>
    </style:style>
    <style:style style:name="T9" style:family="text">
      <style:text-properties fo:color="#ff0000"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h text:style-name="Heading_20_1" text:outline-level="1">1. Expression du besoin par le client</text:h>
      <text:p text:style-name="P3"/>
      <text:p text:style-name="P3">Suite à notre entretien de hier matin, et après réunion avec mon équipe je souhaiterais obtenir un devis pour une première prestation d’étude. En effet je souhaite qu’à l’issue de l’étude nous puissions statuer sur le scénario que nous retiendrons en terme de plateforme et de migration,  et de ce fait que nous puissions choisir de prendre en charge éventuellement une partie des opérations de réalisation. </text:p>
      <text:p text:style-name="P3">Peux-tu m’indiquer rapidement le délai pour obtenir le devis et si le démarrage de la prestation semaine 47 est jouable, stp ? Je reste à disposition pour toute demande d’information complémentaire.</text:p>
      <text:p text:style-name="Text_20_body"> </text:p>
      <text:p text:style-name="P2">Il s’agit donc d’une étude qui se déclinerait en 3 points :</text:p>
      <text:p text:style-name="P4"><text:span text:style-name="T3">-</text:span><text:span text:style-name="T1">          </text:span><text:span text:style-name="T2">faire un bilan de notre plateforme MANTIS existante et définir les adaptations nécessaires à la mise en place de CODEV au regard du nouveau besoin à prendre en compte. Interview du référent Mantis, des utilisateurs mantis de SGE, des utilisateurs Mantis de SPS.</text:span></text:p>
      <text:p text:style-name="Text_20_body"><text:span text:style-name="T3">-</text:span><text:span text:style-name="T1">          </text:span><text:span text:style-name="T2">étudier le besoin de gestion des demandes de travaux dans Mantis et définir différents scenarii d’organisation dans mantis. <text:line-break/><text:line-break/>Le besoin consiste à utiliser Mantis pour gérer les demandes d’intervention entre services au sein de DSI, ou entre DSI et ses prestataires externes mais également les demandes de travaux venant de la maîtrise d’ouvrage (DMOP et autres départements) ou d’autres départements en tant que départements utilisateurs. La prise en compte de ce besoin devra intégrer l’existant </text:span><text:span text:style-name="T4">(suivi des bugs et évolutions), </text:span><text:span text:style-name="T2"><text:line-break/>Cette gestion doit permettre d’avoir une trace de toute demande et de savoir dans quel état d’avancement se situe la demande. Une demande se verra affectée un workflow d’avancement en fonction de son type. La solution devra donc admettre la cohabitation de plusieurs workflows. La visibilité sur l’avancement de la demande sera également fonction du type de demande et du type d’acteurs (acteurs DSI, prestataires DSI, demandeurs hors DSI). Le nombre de workflows devra être limité (3 à 5 maximum), le nombre d’étapes au sein d’un workflow devra également être limité, il faudra privilégier la souplesse de mise en œuvre du workflow et éviter les contraintes trop forte.</text:span></text:p>
      <text:p text:style-name="P1">      <text:span text:style-name="T5">Elle doit également permettre de s’appuyer sur une organisation affinée des domaines du SI et projets (ex : domaine RH, sous-domaine pleiade, projet ‘entretien évaluation’) sans multiplier les niveaux au-delà de 4 ou 5. Des indicateurs pourront être extraits de ce système de gestion (à charge de l’équipe décisionnel de la CNMSS), ils permettront de rendre compte d’un volume de demandes traitées (en cours, terminées ou rejetées ) pour un service, sur une période donnée, du temps écoulé entre les différents étapes du workflow…</text:span></text:p>
      <text:p text:style-name="P2">L’étude de ce besoin nécessitera d’interviewer l’équipe SGE qui a travaillé en amont sur ce besoin, les principaux futurs utilisateurs de la cible (SMS,SAS,SRT et DMOP).</text:p>
      <text:p text:style-name="P1">       </text:p>
      <text:p text:style-name="P5"><text:span text:style-name="T3">-</text:span><text:span text:style-name="T6">          </text:span><text:span text:style-name="T2">proposer  une nouvelle plateforme Mantis intégrant la réponse à nos 2 besoins. La proposition devra intégrer la problématique du passage de la solution actuelle à la solution cible ainsi que la migration des données. La proposition pourra se décliner en plusieurs scénarii. Chaque proposition de scénario devra indiquer :</text:span></text:p>
      <text:p text:style-name="P6"><text:soft-page-break/><text:span text:style-name="T8">o</text:span><text:span text:style-name="T7">        </text:span><text:span text:style-name="T9">les fichiers ou pages à modifier, ainsi que les éventuels développements spécifiques,</text:span></text:p>
      <text:p text:style-name="P6"><text:span text:style-name="T8">o</text:span><text:span text:style-name="T7">        </text:span><text:span text:style-name="T2">les avantages et inconvénients en terme d’exploitation, administration (de plateforme et de gestion des droits), interface utilisateurs (externes DSI, DSI, externes CNMSS), </text:span></text:p>
      <text:p text:style-name="P6"><text:span text:style-name="T8">o</text:span><text:span text:style-name="T7">        </text:span><text:span text:style-name="T2">les possibilités de mise en place d’indicateurs (suivi et l’historique d’un projet ou affaire, suivi et statistiques sur les demandes traitées à une période par un service, ou sur les demandes dans une étape  d’avancement).</text:span></text:p>
      <text:p text:style-name="P2">Chaque point de l’étude fera l’objet d’un livrable sous forme de rapport (le prestataire proposera un plan de rapport à valider par la CNMSS). La globalité de la prestation ne devra pas dépasser un délai de 1 mois et demi.</text:p>
      <text:p text:style-name="Text_20_body"> </text:p>
      <text:p text:style-name="P3">Je souhaite donc obtenir un devis indiquant le coût et le planning prévisionnel pour cette étude sachant qu’au vu des discussions par le chef DSI et DMOP, il serait bien de pouvoir démarrer semaine 47 au plus tard.</text:p>
      <text:p text:style-name="P2">A noter que cette étude sera pilotée par SGE/ Paul Chavanel (référent du produit Mantis), SPS en assurera le pilotage administratif en tant que pilote du contrat global.</text:p>
      <text:p text:style-name="Text_20_body"/>
      <text:h text:style-name="Heading_20_1" text:outline-level="1">2. Détail de la demande</text:h>
      <text:p text:style-name="Text_20_body">Cette partie reprend la demande du client en la décomposant en sous-parties plus facile a identifier.</text:p>
      <text:h text:style-name="Heading_20_2" text:outline-level="2">2.1 Étude de l'existant</text:h>
      <text:p text:style-name="Text_20_body">- Faire un bilan de notre plateforme MANTIS existante</text:p>
      <text:p text:style-name="Text_20_body">- Définir les adaptations nécessaires à la mise en place de CODEV au regard du nouveau besoin à prendre en compte. </text:p>
      <text:p text:style-name="Text_20_body">- Interview du référent Mantis, </text:p>
      <text:p text:style-name="Text_20_body">- Interview des utilisateurs mantis de SGE, </text:p>
      <text:p text:style-name="Text_20_body">- Interview des utilisateurs Mantis de SPS.</text:p>
      <text:h text:style-name="Heading_20_2" text:outline-level="2">2.2 Analyse des besoins</text:h>
      <text:p text:style-name="Text_20_body">- étudier le besoin de gestion des demandes de travaux dans Mantis et</text:p>
      <text:p text:style-name="Text_20_body">- définir différents scenarii d’organisation dans mantis.</text:p>
      <text:p text:style-name="Text_20_body"/>
      <text:p text:style-name="Text_20_body">Le besoin consiste à utiliser Mantis pour </text:p>
      <text:p text:style-name="Text_20_body">- gérer les demandes d’intervention entre services au sein de DSI, </text:p>
      <text:p text:style-name="Text_20_body">- gérer les demandes d’intervention entre DSI et ses prestataires externes</text:p>
      <text:p text:style-name="Text_20_body">- les demandes de travaux venant de la maîtrise d’ouvrage (DMOP et autres départements) </text:p>
      <text:p text:style-name="Text_20_body">- les demandes de travaux venant d’autres départements en tant que départements utilisateurs. </text:p>
      <text:p text:style-name="Text_20_body"/>
      <text:p text:style-name="Text_20_body"/>
      <text:p text:style-name="Text_20_body"><text:soft-page-break/></text:p>
      <text:p text:style-name="Text_20_body"/>
      <text:p text:style-name="Text_20_body">La prise en compte de ce besoin devra intégrer l’existant (suivi des bugs et évolutions), </text:p>
      <text:p text:style-name="Text_20_body">Cette gestion doit permettre d’avoir </text:p>
      <text:p text:style-name="Text_20_body">- une trace de toute demande</text:p>
      <text:p text:style-name="Text_20_body">- savoir dans quel état d’avancement se situe la demande. </text:p>
      <text:p text:style-name="Text_20_body">- Une demande se verra affectée un workflow d’avancement en fonction de son type. </text:p>
      <text:p text:style-name="Text_20_body"/>
      <text:p text:style-name="Text_20_body">La solution devra donc</text:p>
      <text:p text:style-name="Text_20_body">- admettre la cohabitation de plusieurs workflows. </text:p>
      <text:p text:style-name="Text_20_body">- La visibilité sur l’avancement de la demande sera également fonction du type de demande et du type d’acteurs (acteurs DSI, prestataires DSI, demandeurs hors DSI). </text:p>
      <text:p text:style-name="Text_20_body">- Le nombre de workflows devra être limité (3 à 5 maximum), </text:p>
      <text:p text:style-name="Text_20_body">- le nombre d’étapes au sein d’un workflow devra également être limité</text:p>
      <text:p text:style-name="Text_20_body">- privilégier la souplesse de mise en œuvre du workflow et éviter les contraintes trop forte.</text:p>
      <text:p text:style-name="Text_20_body"/>
      <text:p text:style-name="Text_20_body"/>
      <text:p text:style-name="Text_20_body">Elle doit également permettre de </text:p>
      <text:p text:style-name="Text_20_body">- s’appuyer sur une organisation affinée des domaines du SI et projets (ex : domaine RH, sous-domaine pleiade, projet ‘entretien évaluation’) </text:p>
      <text:p text:style-name="Text_20_body"><text:s text:c="2"/>sans multiplier les niveaux au-delà de 4 ou 5. </text:p>
      <text:p text:style-name="Text_20_body"/>
      <text:p text:style-name="Text_20_body">Des indicateurs pourront être extraits de ce système de gestion (à charge de l’équipe décisionnel de la CNMSS), </text:p>
      <text:p text:style-name="Text_20_body">ils permettront </text:p>
      <text:p text:style-name="Text_20_body">- de rendre compte d’un volume de demandes traitées (en cours, terminées ou rejetées ) pour un service, sur une période donnée, </text:p>
      <text:p text:style-name="Text_20_body">- du temps écoulé entre les différents étapes du workflow…</text:p>
      <text:p text:style-name="Text_20_body"/>
      <text:p text:style-name="Text_20_body"/>
      <text:p text:style-name="Text_20_body">L’étude de ce besoin nécessitera d’interviewer l’équipe SGE qui a travaillé en</text:p>
      <text:p text:style-name="Text_20_body">amont sur ce besoin, les principaux futurs utilisateurs de la cible (SMS,SAS,SRT et DMOP).</text:p>
      <text:p text:style-name="Text_20_body"/>
      <text:p text:style-name="Text_20_body">== Interview SGE pour identifier les Indicateurs</text:p>
      <text:p text:style-name="Text_20_body">== Interview SMS,SAS,SRT et DMOP pour identifier les Indicateurs</text:p>
      <text:h text:style-name="Heading_20_2" text:outline-level="2">2.3 <text:s/>Attentes de l'étude</text:h>
      <text:p text:style-name="Text_20_body">- proposer <text:s/>une nouvelle plateforme Mantis intégrant la réponse à nos 2 besoins. </text:p>
      <text:p text:style-name="Text_20_body"><text:soft-page-break/></text:p>
      <text:p text:style-name="Text_20_body">La proposition devra intégrer </text:p>
      <text:p text:style-name="Text_20_body">- la problématique du passage de la solution actuelle à la solution cible</text:p>
      <text:p text:style-name="Text_20_body">- la migration des données. </text:p>
      <text:p text:style-name="Text_20_body"/>
      <text:p text:style-name="Text_20_body">La proposition pourra se décliner en plusieurs scenarii. Chaque proposition de scénario devra indiquer :</text:p>
      <text:p text:style-name="Text_20_body">- les fichiers ou pages à modifier, ainsi que les éventuels développements spécifiques,</text:p>
      <text:p text:style-name="Text_20_body">- les avantages et inconvénients en terme d’exploitation, administration (de plateforme et de gestion des droits), interface utilisateurs (externes DSI, DSI, externes CNMSS),</text:p>
      <text:p text:style-name="Text_20_body"/>
      <text:p text:style-name="Text_20_body">- les possibilités de mise en place d’indicateurs (suivi et l’historique d’un projet ou affaire, suivi et statistiques sur les demandes traitées à une période par un service, ou sur les demandes dans une étape <text:s/>d’avancement).</text:p>
      <text:p text:style-name="Text_20_body"/>
      <text:p text:style-name="Text_20_body">- Chaque point de l’étude fera l’objet d’un livrable sous forme de rapport </text:p>
      <text:p text:style-name="Text_20_body">- le prestataire proposera un plan de rapport à valider par la CNMSS</text:p>
      <text:p text:style-name="Text_20_body">- La globalité de la prestation ne devra pas dépasser un délai de 1 mois et demi.</text:p>
      <text:p text:style-name="Text_20_body"/>
      <text:p text:style-name="Text_20_body">Je souhaite donc obtenir un devis indiquant le coût et le planning prévisionnel</text:p>
      <text:p text:style-name="Text_20_body">pour cette étude</text:p>
      <text:h text:style-name="Heading_20_1" text:outline-level="1">3. Chiffrage initial </text:h>
      <text:h text:style-name="Heading_20_2" text:outline-level="2">3.1 Étude de l'existant</text:h>
      <text:p text:style-name="Text_20_body"/>
      <table:table table:name="Tableau1" table:style-name="Tableau1">
        <table:table-column table:style-name="Tableau1.A"/>
        <table:table-column table:style-name="Tableau1.B"/>
        <table:table-row>
          <table:table-cell table:style-name="Tableau1.A1" office:value-type="string">
            <text:p text:style-name="Table_20_Contents">0.5j</text:p>
          </table:table-cell>
          <table:table-cell table:style-name="Tableau1.B1" office:value-type="string">
            <text:p text:style-name="Text_20_body">Interview Référent Mantis</text:p>
          </table:table-cell>
        </table:table-row>
        <table:table-row>
          <table:table-cell table:style-name="Tableau1.A2" office:value-type="string">
            <text:p text:style-name="Table_20_Contents">0.5j</text:p>
          </table:table-cell>
          <table:table-cell table:style-name="Tableau1.B2" office:value-type="string">
            <text:p text:style-name="Text_20_body">Interview Utilisateurs SPS</text:p>
          </table:table-cell>
        </table:table-row>
        <table:table-row>
          <table:table-cell table:style-name="Tableau1.A2" office:value-type="string">
            <text:p text:style-name="Table_20_Contents">0.5j</text:p>
          </table:table-cell>
          <table:table-cell table:style-name="Tableau1.B2" office:value-type="string">
            <text:p text:style-name="Text_20_body">Étude du workflow et config mantis existante</text:p>
          </table:table-cell>
        </table:table-row>
        <table:table-row>
          <table:table-cell table:style-name="Tableau1.A2" office:value-type="string">
            <text:p text:style-name="Table_20_Contents">0.5j</text:p>
          </table:table-cell>
          <table:table-cell table:style-name="Tableau1.B2" office:value-type="string">
            <text:p text:style-name="Text_20_body">Étude adaptation en vue d’intégration CodevTT</text:p>
          </table:table-cell>
        </table:table-row>
        <table:table-row>
          <table:table-cell table:style-name="Tableau1.A2" office:value-type="string">
            <text:p text:style-name="Table_20_Contents">2j</text:p>
          </table:table-cell>
          <table:table-cell table:style-name="Tableau1.B2" office:value-type="string">
            <text:p text:style-name="Text_20_body">Rédaction rapport de l'existant</text:p>
          </table:table-cell>
        </table:table-row>
        <table:table-row>
          <table:table-cell table:style-name="Tableau1.A2" office:value-type="string">
            <text:p text:style-name="Table_20_Contents"/>
          </table:table-cell>
          <table:table-cell table:style-name="Tableau1.B2" office:value-type="string">
            <text:p text:style-name="Table_20_Contents"/>
          </table:table-cell>
        </table:table-row>
      </table:table>
      <text:p text:style-name="Text_20_body"/>
      <text:p text:style-name="Text_20_body">Total : 4 jours</text:p>
      <text:h text:style-name="Heading_20_2" text:outline-level="2">3.2 Analyse des besoins</text:h>
      <table:table table:name="Tableau2" table:style-name="Tableau2">
        <table:table-column table:style-name="Tableau2.A"/>
        <table:table-column table:style-name="Tableau2.B"/>
        <table:table-row>
          <table:table-cell table:style-name="Tableau2.A1" office:value-type="string">
            <text:p text:style-name="Table_20_Contents">1</text:p>
          </table:table-cell>
          <table:table-cell table:style-name="Tableau2.B1" office:value-type="string">
            <text:p text:style-name="Text_20_body">Identifier les acteurs et leur champ d 'action</text:p>
          </table:table-cell>
        </table:table-row>
        <text:soft-page-break/>
        <table:table-row>
          <table:table-cell table:style-name="Tableau2.A2" office:value-type="string">
            <text:p text:style-name="Table_20_Contents">1</text:p>
          </table:table-cell>
          <table:table-cell table:style-name="Tableau2.B2" office:value-type="string">
            <text:p text:style-name="Text_20_body">Identifier les useCase de mantis</text:p>
          </table:table-cell>
        </table:table-row>
        <table:table-row>
          <table:table-cell table:style-name="Tableau2.A2" office:value-type="string">
            <text:p text:style-name="Table_20_Contents">1</text:p>
          </table:table-cell>
          <table:table-cell table:style-name="Tableau2.B2" office:value-type="string">
            <text:p text:style-name="Text_20_body">Étude des domaines du SI et projets</text:p>
          </table:table-cell>
        </table:table-row>
        <table:table-row>
          <table:table-cell table:style-name="Tableau2.A2" office:value-type="string">
            <text:p text:style-name="Table_20_Contents">0.5</text:p>
          </table:table-cell>
          <table:table-cell table:style-name="Tableau2.B2" office:value-type="string">
            <text:p text:style-name="Text_20_body">Interview équipe décisionnel CNMSS pour identifier les Indicateurs</text:p>
          </table:table-cell>
        </table:table-row>
        <table:table-row>
          <table:table-cell table:style-name="Tableau2.A2" office:value-type="string">
            <text:p text:style-name="Table_20_Contents">0.5</text:p>
          </table:table-cell>
          <table:table-cell table:style-name="Tableau2.B2" office:value-type="string">
            <text:p text:style-name="Text_20_body">Interview SGE pour identifier les Indicateurs</text:p>
          </table:table-cell>
        </table:table-row>
        <table:table-row>
          <table:table-cell table:style-name="Tableau2.A2" office:value-type="string">
            <text:p text:style-name="Table_20_Contents">1</text:p>
          </table:table-cell>
          <table:table-cell table:style-name="Tableau2.B2" office:value-type="string">
            <text:p text:style-name="Text_20_body">Interview SMS,SAS,SRT et DMOP pour identifier les Indicateurs</text:p>
          </table:table-cell>
        </table:table-row>
        <table:table-row>
          <table:table-cell table:style-name="Tableau2.A2" office:value-type="string">
            <text:p text:style-name="Table_20_Contents">4</text:p>
          </table:table-cell>
          <table:table-cell table:style-name="Tableau2.B2" office:value-type="string">
            <text:p text:style-name="Text_20_body">Rédaction du rapport d'analyse</text:p>
          </table:table-cell>
        </table:table-row>
      </table:table>
      <text:p text:style-name="Text_20_body"/>
      <text:p text:style-name="Text_20_body">Total : 9 jours</text:p>
      <text:h text:style-name="Heading_20_2" text:outline-level="2">3.3 <text:s/>Présentation des solutions</text:h>
      <table:table table:name="Tableau3" table:style-name="Tableau3">
        <table:table-column table:style-name="Tableau3.A"/>
        <table:table-column table:style-name="Tableau3.B"/>
        <table:table-row>
          <table:table-cell table:style-name="Tableau3.A1" office:value-type="string">
            <text:p text:style-name="Table_20_Contents">2</text:p>
          </table:table-cell>
          <table:table-cell table:style-name="Tableau3.B1" office:value-type="string">
            <text:p text:style-name="Text_20_body">Définir les Workflow pour chaque UseCase</text:p>
          </table:table-cell>
        </table:table-row>
        <table:table-row>
          <table:table-cell table:style-name="Tableau3.A2" office:value-type="string">
            <text:p text:style-name="Table_20_Contents">1</text:p>
          </table:table-cell>
          <table:table-cell table:style-name="Tableau3.B2" office:value-type="string">
            <text:p text:style-name="Text_20_body">Définir les customisations de Mantis</text:p>
          </table:table-cell>
        </table:table-row>
        <table:table-row>
          <table:table-cell table:style-name="Tableau3.A2" office:value-type="string">
            <text:p text:style-name="Table_20_Contents">1</text:p>
          </table:table-cell>
          <table:table-cell table:style-name="Tableau3.B2" office:value-type="string">
            <text:p text:style-name="Text_20_body">Définir les actions a faire pour chaque domaine du SI</text:p>
          </table:table-cell>
        </table:table-row>
        <table:table-row>
          <table:table-cell table:style-name="Tableau3.A2" office:value-type="string">
            <text:p text:style-name="Table_20_Contents">3</text:p>
          </table:table-cell>
          <table:table-cell table:style-name="Tableau3.B2" office:value-type="string">
            <text:p text:style-name="Text_20_body">Estimation de la charge pour implémenter les nouveaux indicateurs</text:p>
          </table:table-cell>
        </table:table-row>
        <table:table-row>
          <table:table-cell table:style-name="Tableau3.A2" office:value-type="string">
            <text:p text:style-name="Table_20_Contents">1</text:p>
          </table:table-cell>
          <table:table-cell table:style-name="Tableau3.B2" office:value-type="string">
            <text:p text:style-name="Text_20_body">Définir les scenarii</text:p>
          </table:table-cell>
        </table:table-row>
        <table:table-row>
          <table:table-cell table:style-name="Tableau3.A2" office:value-type="string">
            <text:p text:style-name="Table_20_Contents">0.5</text:p>
          </table:table-cell>
          <table:table-cell table:style-name="Tableau3.B2" office:value-type="string">
            <text:p text:style-name="Text_20_body">Estimation charge pour chaque scenarii</text:p>
          </table:table-cell>
        </table:table-row>
        <table:table-row>
          <table:table-cell table:style-name="Tableau3.A2" office:value-type="string">
            <text:p text:style-name="Table_20_Contents">4</text:p>
          </table:table-cell>
          <table:table-cell table:style-name="Tableau3.B2" office:value-type="string">
            <text:p text:style-name="Text_20_body">Rédaction du rapport des scenarii</text:p>
          </table:table-cell>
        </table:table-row>
      </table:table>
      <text:p text:style-name="Text_20_body"/>
      <text:p text:style-name="Text_20_body">Total : 12.5 jours</text:p>
      <text:h text:style-name="Heading_20_2" text:outline-level="2">3.4 Devis </text:h>
      <table:table table:name="Tableau4" table:style-name="Tableau4">
        <table:table-column table:style-name="Tableau4.A"/>
        <table:table-column table:style-name="Tableau4.B"/>
        <table:table-row>
          <table:table-cell table:style-name="Tableau4.A1" office:value-type="string">
            <text:p text:style-name="Table_20_Contents">0.5</text:p>
          </table:table-cell>
          <table:table-cell table:style-name="Tableau4.B1" office:value-type="string">
            <text:p text:style-name="Table_20_Contents">Rédaction du devis</text:p>
          </table:table-cell>
        </table:table-row>
        <table:table-row>
          <table:table-cell table:style-name="Tableau4.A2" office:value-type="string">
            <text:p text:style-name="Table_20_Contents">0.5</text:p>
          </table:table-cell>
          <table:table-cell table:style-name="Tableau4.B2" office:value-type="string">
            <text:p text:style-name="Table_20_Contents">Présentation du devis au client</text:p>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7"/>
      <text:p text:style-name="Text_20_body">Total : 1 jour</text:p>
      <text:p text:style-name="Text_20_body"/>
      <text:p text:style-name="Text_20_body">Totaux : 4 + 9 + 12.5 + 1 = 26.5 jou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omic Sans MS" svg:font-family="'Comic Sans MS'"/>
    <style:font-face style:name="Courier New" svg:font-family="'Courier New'"/>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7T20:54:11</meta:creation-date>
    <dc:date>2011-10-28T00:00:33</dc:date>
    <meta:editing-duration>PT1H14S</meta:editing-duration>
    <meta:editing-cycles>8</meta:editing-cycles>
    <meta:generator>LibreOffice/3.3$Unix LibreOffice_project/330m19$Build-301</meta:generator>
    <meta:document-statistic meta:table-count="4" meta:image-count="0" meta:object-count="0" meta:page-count="5" meta:paragraph-count="122" meta:word-count="1470" meta:character-count="9084"/>
  </office:meta>
</office:document-meta>
</file>